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8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ndale Mono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ndale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bath_school_disaster.jpg</text:p>
          </table:table-cell>
          <table:table-cell office:value-type="float" office:value="42.81667" calcext:value-type="float">
            <text:p>42.81667</text:p>
          </table:table-cell>
          <table:table-cell office:value-type="float" office:value="-84.44918" calcext:value-type="float">
            <text:p>-84.44918</text:p>
          </table:table-cell>
        </table:table-row>
        <table:table-row table:style-name="ro1">
          <table:table-cell office:value-type="string" calcext:value-type="string">
            <text:p>dewitt_glass_river.jpg</text:p>
          </table:table-cell>
          <table:table-cell office:value-type="float" office:value="42.84197" calcext:value-type="float">
            <text:p>42.84197</text:p>
          </table:table-cell>
          <table:table-cell office:value-type="float" office:value="-84.58871" calcext:value-type="float">
            <text:p>-84.58871</text:p>
          </table:table-cell>
        </table:table-row>
        <table:table-row table:style-name="ro1">
          <table:table-cell office:value-type="string" calcext:value-type="string">
            <text:p>dimondale_danforth_park.jpg</text:p>
          </table:table-cell>
          <table:table-cell office:value-type="float" office:value="42.6471" calcext:value-type="float">
            <text:p>42.6471</text:p>
          </table:table-cell>
          <table:table-cell office:value-type="float" office:value="-84.65058" calcext:value-type="float">
            <text:p>-84.65058</text:p>
          </table:table-cell>
        </table:table-row>
        <table:table-row table:style-name="ro1">
          <table:table-cell office:value-type="string" calcext:value-type="string">
            <text:p>east_lansing_park_lake.jpg</text:p>
          </table:table-cell>
          <table:table-cell office:value-type="float" office:value="42.79227" calcext:value-type="float">
            <text:p>42.79227</text:p>
          </table:table-cell>
          <table:table-cell office:value-type="float" office:value="-84.44006" calcext:value-type="float">
            <text:p>-84.44006</text:p>
          </table:table-cell>
        </table:table-row>
        <table:table-row table:style-name="ro1">
          <table:table-cell office:value-type="string" calcext:value-type="string">
            <text:p>grand_ledge_oak_park.jpg</text:p>
          </table:table-cell>
          <table:table-cell office:value-type="float" office:value="42.75904" calcext:value-type="float">
            <text:p>42.75904</text:p>
          </table:table-cell>
          <table:table-cell office:value-type="float" office:value="-84.7529" calcext:value-type="float">
            <text:p>-84.7529</text:p>
          </table:table-cell>
        </table:table-row>
        <table:table-row table:style-name="ro1">
          <table:table-cell office:value-type="string" calcext:value-type="string">
            <text:p>lansing_george_floyd.jpg</text:p>
          </table:table-cell>
          <table:table-cell office:value-type="float" office:value="42.72992" calcext:value-type="float">
            <text:p>42.72992</text:p>
          </table:table-cell>
          <table:table-cell office:value-type="float" office:value="-84.54678" calcext:value-type="float">
            <text:p>-84.54678</text:p>
          </table:table-cell>
        </table:table-row>
        <table:table-row table:style-name="ro1">
          <table:table-cell office:value-type="string" calcext:value-type="string">
            <text:p>lansing_hawkeye_park.jpg</text:p>
          </table:table-cell>
          <table:table-cell office:value-type="float" office:value="42.69331" calcext:value-type="float">
            <text:p>42.69331</text:p>
          </table:table-cell>
          <table:table-cell office:value-type="float" office:value="-84.53277" calcext:value-type="float">
            <text:p>-84.53277</text:p>
          </table:table-cell>
        </table:table-row>
        <table:table-row table:style-name="ro1">
          <table:table-cell office:value-type="string" calcext:value-type="string">
            <text:p>lansing_moorehead.jpg</text:p>
          </table:table-cell>
          <table:table-cell office:value-type="float" office:value="42.71787" calcext:value-type="float">
            <text:p>42.71787</text:p>
          </table:table-cell>
          <table:table-cell office:value-type="float" office:value="-84.56169" calcext:value-type="float">
            <text:p>-84.56169</text:p>
          </table:table-cell>
        </table:table-row>
        <table:table-row table:style-name="ro1">
          <table:table-cell office:value-type="string" calcext:value-type="string">
            <text:p>lansing_welcome.jpg</text:p>
          </table:table-cell>
          <table:table-cell office:value-type="float" office:value="42.77211" calcext:value-type="float">
            <text:p>42.77211</text:p>
          </table:table-cell>
          <table:table-cell office:value-type="float" office:value="-84.59028" calcext:value-type="float">
            <text:p>-84.59028</text:p>
          </table:table-cell>
        </table:table-row>
        <table:table-row table:style-name="ro1">
          <table:table-cell office:value-type="string" calcext:value-type="string">
            <text:p>mason_dart_garden.jpg</text:p>
          </table:table-cell>
          <table:table-cell office:value-type="float" office:value="42.6021" calcext:value-type="float">
            <text:p>42.6021</text:p>
          </table:table-cell>
          <table:table-cell office:value-type="float" office:value="-84.4737" calcext:value-type="float">
            <text:p>-84.4737</text:p>
          </table:table-cell>
        </table:table-row>
        <table:table-row table:style-name="ro1">
          <table:table-cell office:value-type="string" calcext:value-type="string">
            <text:p>mason_town_hall.jpg</text:p>
          </table:table-cell>
          <table:table-cell office:value-type="float" office:value="42.57977" calcext:value-type="float">
            <text:p>42.57977</text:p>
          </table:table-cell>
          <table:table-cell office:value-type="float" office:value="-84.44232" calcext:value-type="float">
            <text:p>-84.44232</text:p>
          </table:table-cell>
        </table:table-row>
        <table:table-row table:style-name="ro1">
          <table:table-cell office:value-type="string" calcext:value-type="string">
            <text:p>msu_broad_detroit.jpg</text:p>
          </table:table-cell>
          <table:table-cell office:value-type="float" office:value="42.73278" calcext:value-type="float">
            <text:p>42.73278</text:p>
          </table:table-cell>
          <table:table-cell office:value-type="float" office:value="-84.4767" calcext:value-type="float">
            <text:p>-84.4767</text:p>
          </table:table-cell>
        </table:table-row>
        <table:table-row table:style-name="ro1">
          <table:table-cell office:value-type="string" calcext:value-type="string">
            <text:p>msu_river_trail.jpg</text:p>
          </table:table-cell>
          <table:table-cell office:value-type="float" office:value="42.7215" calcext:value-type="float">
            <text:p>42.7215</text:p>
          </table:table-cell>
          <table:table-cell office:value-type="float" office:value="-84.5178" calcext:value-type="float">
            <text:p>-84.5178</text:p>
          </table:table-cell>
        </table:table-row>
        <table:table-row table:style-name="ro1">
          <table:table-cell office:value-type="string" calcext:value-type="string">
            <text:p>shaftsburg_village_market.jpg</text:p>
          </table:table-cell>
          <table:table-cell office:value-type="float" office:value="42.80512" calcext:value-type="float">
            <text:p>42.80512</text:p>
          </table:table-cell>
          <table:table-cell office:value-type="float" office:value="-84.29284" calcext:value-type="float">
            <text:p>-84.29284</text:p>
          </table:table-cell>
        </table:table-row>
        <table:table-row table:style-name="ro1">
          <table:table-cell office:value-type="string" calcext:value-type="string">
            <text:p>sleepy_hollow_ovid_island.jpg</text:p>
          </table:table-cell>
          <table:table-cell office:value-type="float" office:value="42.9371" calcext:value-type="float">
            <text:p>42.9371</text:p>
          </table:table-cell>
          <table:table-cell office:value-type="float" office:value="-84.4163" calcext:value-type="float">
            <text:p>-84.4163</text:p>
          </table:table-cell>
        </table:table-row>
        <table:table-row table:style-name="ro1">
          <table:table-cell office:value-type="string" calcext:value-type="string">
            <text:p>stjohns_tunnel.jpg</text:p>
          </table:table-cell>
          <table:table-cell office:value-type="float" office:value="43.0051" calcext:value-type="float">
            <text:p>43.0051</text:p>
          </table:table-cell>
          <table:table-cell office:value-type="float" office:value="-84.5426" calcext:value-type="float">
            <text:p>-84.5426</text:p>
          </table:table-cell>
        </table:table-row>
        <table:table-row table:style-name="ro1">
          <table:table-cell office:value-type="string" calcext:value-type="string">
            <text:p>williamston_cross.jpg</text:p>
          </table:table-cell>
          <table:table-cell office:value-type="float" office:value="42.68922" calcext:value-type="float">
            <text:p>42.68922</text:p>
          </table:table-cell>
          <table:table-cell office:value-type="float" office:value="-84.28317" calcext:value-type="float">
            <text:p>-84.28317</text:p>
          </table:table-cell>
        </table:table-row>
        <table:table-row table:style-name="ro1">
          <table:table-cell office:value-type="string" calcext:value-type="string">
            <text:p>williamston_ted_black_woods.jpg</text:p>
          </table:table-cell>
          <table:table-cell office:value-type="float" office:value="42.7154" calcext:value-type="float">
            <text:p>42.7154</text:p>
          </table:table-cell>
          <table:table-cell office:value-type="float" office:value="-84.3741" calcext:value-type="float">
            <text:p>-84.3741</text:p>
          </table:table-cell>
        </table:table-row>
        <table:table-row table:style-name="ro1">
          <table:table-cell office:value-type="string" calcext:value-type="string">
            <text:p>lansing_woldumar_park.jpg</text:p>
          </table:table-cell>
          <table:table-cell office:value-type="float" office:value="42.69507" calcext:value-type="float">
            <text:p>42.69507</text:p>
          </table:table-cell>
          <table:table-cell office:value-type="float" office:value="-84.62629" calcext:value-type="float">
            <text:p>-84.62629</text:p>
          </table:table-cell>
        </table:table-row>
        <table:table-row table:style-name="ro1">
          <table:table-cell office:value-type="string" calcext:value-type="string">
            <text:p>perry_jubilee_park.jpg</text:p>
          </table:table-cell>
          <table:table-cell office:value-type="float" office:value="42.82721" calcext:value-type="float">
            <text:p>42.82721</text:p>
          </table:table-cell>
          <table:table-cell table:style-name="ce2" office:value-type="float" office:value="-84.22104" calcext:value-type="float">
            <text:p>-84.22104</text:p>
          </table:table-cell>
        </table:table-row>
        <table:table-row table:style-name="ro1">
          <table:table-cell office:value-type="string" calcext:value-type="string">
            <text:p>morrice_village_hall.jpg</text:p>
          </table:table-cell>
          <table:table-cell office:value-type="float" office:value="42.84049" calcext:value-type="float">
            <text:p>42.84049</text:p>
          </table:table-cell>
          <table:table-cell office:value-type="float" office:value="-84.17839" calcext:value-type="float">
            <text:p>-84.17839</text:p>
          </table:table-cell>
        </table:table-row>
        <table:table-row table:style-name="ro1">
          <table:table-cell office:value-type="string" calcext:value-type="string">
            <text:p>dansville_downtown.jpg</text:p>
          </table:table-cell>
          <table:table-cell office:value-type="float" office:value="42.55615" calcext:value-type="float">
            <text:p>42.55615</text:p>
          </table:table-cell>
          <table:table-cell office:value-type="float" office:value="-84.30269" calcext:value-type="float">
            <text:p>-84.30269</text:p>
          </table:table-cell>
        </table:table-row>
        <table:table-row table:style-name="ro1">
          <table:table-cell office:value-type="string" calcext:value-type="string">
            <text:p>potterville_city_hall.jpg</text:p>
          </table:table-cell>
          <table:table-cell office:value-type="float" office:value="42.62914" calcext:value-type="float">
            <text:p>42.62914</text:p>
          </table:table-cell>
          <table:table-cell office:value-type="float" office:value="-84.74401" calcext:value-type="float">
            <text:p>-84.74401</text:p>
          </table:table-cell>
        </table:table-row>
        <table:table-row table:style-name="ro1">
          <table:table-cell office:value-type="string" calcext:value-type="string">
            <text:p>webberville_pagoda.jpg</text:p>
          </table:table-cell>
          <table:table-cell table:style-name="ce4" office:value-type="float" office:value="42.66684" calcext:value-type="float">
            <text:p>42.66684</text:p>
          </table:table-cell>
          <table:table-cell office:value-type="float" office:value="-84.17294" calcext:value-type="float">
            <text:p>-84.17294</text:p>
          </table:table-cell>
        </table:table-row>
        <table:table-row table:style-name="ro1">
          <table:table-cell office:value-type="string" calcext:value-type="string">
            <text:p>east_lansing_lake_lansing.jpg</text:p>
          </table:table-cell>
          <table:table-cell office:value-type="float" office:value="42.7532" calcext:value-type="float">
            <text:p>42.7532</text:p>
          </table:table-cell>
          <table:table-cell office:value-type="float" office:value="-84.4051" calcext:value-type="float">
            <text:p>-84.4051</text:p>
          </table:table-cell>
        </table:table-row>
        <table:table-row table:style-name="ro1">
          <table:table-cell office:value-type="string" calcext:value-type="string">
            <text:p>eureka_church.jpg</text:p>
          </table:table-cell>
          <table:table-cell office:value-type="float" office:value="43.1037" calcext:value-type="float">
            <text:p>43.1037</text:p>
          </table:table-cell>
          <table:table-cell office:value-type="float" office:value="-84.5119" calcext:value-type="float">
            <text:p>-84.5119</text:p>
          </table:table-cell>
        </table:table-row>
        <table:table-row table:style-name="ro1">
          <table:table-cell office:value-type="string" calcext:value-type="string">
            <text:p>eureka_lakes.jpg</text:p>
          </table:table-cell>
          <table:table-cell office:value-type="float" office:value="43.0487" calcext:value-type="float">
            <text:p>43.0487</text:p>
          </table:table-cell>
          <table:table-cell office:value-type="float" office:value="-84.4789" calcext:value-type="float">
            <text:p>-84.4789</text:p>
          </table:table-cell>
        </table:table-row>
        <table:table-row table:style-name="ro1">
          <table:table-cell office:value-type="string" calcext:value-type="string">
            <text:p>fowler_bike_path.jpg</text:p>
          </table:table-cell>
          <table:table-cell office:value-type="float" office:value="43.00342" calcext:value-type="float">
            <text:p>43.00342</text:p>
          </table:table-cell>
          <table:table-cell office:value-type="float" office:value="-84.74109" calcext:value-type="float">
            <text:p>-84.74109</text:p>
          </table:table-cell>
        </table:table-row>
        <table:table-row table:style-name="ro1">
          <table:table-cell office:value-type="string" calcext:value-type="string">
            <text:p>maple_rapids_creek.jpg</text:p>
          </table:table-cell>
          <table:table-cell office:value-type="float" office:value="43.0903" calcext:value-type="float">
            <text:p>43.0903</text:p>
          </table:table-cell>
          <table:table-cell office:value-type="float" office:value="-84.7328" calcext:value-type="float">
            <text:p>-84.7328</text:p>
          </table:table-cell>
        </table:table-row>
        <table:table-row table:style-name="ro1">
          <table:table-cell office:value-type="string" calcext:value-type="string">
            <text:p>maple_rapids_welcome.jpg</text:p>
          </table:table-cell>
          <table:table-cell office:value-type="float" office:value="43.1051" calcext:value-type="float">
            <text:p>43.1051</text:p>
          </table:table-cell>
          <table:table-cell office:value-type="float" office:value="-84.6791" calcext:value-type="float">
            <text:p>-84.6791</text:p>
          </table:table-cell>
        </table:table-row>
        <table:table-row table:style-name="ro1">
          <table:table-cell office:value-type="string" calcext:value-type="string">
            <text:p>portland_glass_river.jpg</text:p>
          </table:table-cell>
          <table:table-cell table:style-name="Default" office:value-type="float" office:value="42.8572" calcext:value-type="float">
            <text:p>42.8572</text:p>
          </table:table-cell>
          <table:table-cell office:value-type="float" office:value="-84.8488" calcext:value-type="float">
            <text:p>-84.8488</text:p>
          </table:table-cell>
        </table:table-row>
        <table:table-row table:style-name="ro1">
          <table:table-cell office:value-type="string" calcext:value-type="string">
            <text:p>portland_grand_river.jpg</text:p>
          </table:table-cell>
          <table:table-cell office:value-type="float" office:value="42.8703" calcext:value-type="float">
            <text:p>42.8703</text:p>
          </table:table-cell>
          <table:table-cell office:value-type="float" office:value="-84.9037" calcext:value-type="float">
            <text:p>-84.9037</text:p>
          </table:table-cell>
        </table:table-row>
        <table:table-row table:style-name="ro1">
          <table:table-cell office:value-type="string" calcext:value-type="string">
            <text:p>fowlerville_welcome.jpg</text:p>
          </table:table-cell>
          <table:table-cell office:value-type="float" office:value="42.6672" calcext:value-type="float">
            <text:p>42.6672</text:p>
          </table:table-cell>
          <table:table-cell office:value-type="float" office:value="-84.0737" calcext:value-type="float">
            <text:p>-84.0737</text:p>
          </table:table-cell>
        </table:table-row>
        <table:table-row table:style-name="ro1">
          <table:table-cell office:value-type="string" calcext:value-type="string">
            <text:p>fowlerville_red_cedar.jpg</text:p>
          </table:table-cell>
          <table:table-cell office:value-type="float" office:value="42.6878" calcext:value-type="float">
            <text:p>42.6878</text:p>
          </table:table-cell>
          <table:table-cell office:value-type="float" office:value="-84.1188" calcext:value-type="float">
            <text:p>-84.1188</text:p>
          </table:table-cell>
        </table:table-row>
        <table:table-row table:style-name="ro1">
          <table:table-cell office:value-type="string" calcext:value-type="string">
            <text:p>lainsburg_maple_river.jpg</text:p>
          </table:table-cell>
          <table:table-cell office:value-type="float" office:value="42.9738" calcext:value-type="float">
            <text:p>42.9738</text:p>
          </table:table-cell>
          <table:table-cell office:value-type="float" office:value="-84.4446" calcext:value-type="float">
            <text:p>-84.4446</text:p>
          </table:table-cell>
        </table:table-row>
        <table:table-row table:style-name="ro1">
          <table:table-cell office:value-type="string" calcext:value-type="string">
            <text:p>elsie_maple_river.jpg</text:p>
          </table:table-cell>
          <table:table-cell office:value-type="float" office:value="43.0706" calcext:value-type="float">
            <text:p>43.0706</text:p>
          </table:table-cell>
          <table:table-cell office:value-type="float" office:value="-84.4133" calcext:value-type="float">
            <text:p>-84.4133</text:p>
          </table:table-cell>
        </table:table-row>
        <table:table-row table:style-name="ro1">
          <table:table-cell office:value-type="string" calcext:value-type="string">
            <text:p>elsie_corona_cow.jpg</text:p>
          </table:table-cell>
          <table:table-cell office:value-type="float" office:value="43.08832" calcext:value-type="float">
            <text:p>43.08832</text:p>
          </table:table-cell>
          <table:table-cell office:value-type="float" office:value="-84.38783" calcext:value-type="float">
            <text:p>-84.38783</text:p>
          </table:table-cell>
        </table:table-row>
        <table:table-row table:style-name="ro1">
          <table:table-cell office:value-type="string" calcext:value-type="string">
            <text:p>ovid_downtown.jpg</text:p>
          </table:table-cell>
          <table:table-cell office:value-type="float" office:value="43.00631" calcext:value-type="float">
            <text:p>43.00631</text:p>
          </table:table-cell>
          <table:table-cell office:value-type="float" office:value="-84.37159" calcext:value-type="float">
            <text:p>-84.37159</text:p>
          </table:table-cell>
        </table:table-row>
        <table:table-row table:style-name="ro1">
          <table:table-cell office:value-type="string" calcext:value-type="string">
            <text:p>lesley_town_hall.jpg</text:p>
          </table:table-cell>
          <table:table-cell office:value-type="float" office:value="42.45779" calcext:value-type="float">
            <text:p>42.45779</text:p>
          </table:table-cell>
          <table:table-cell office:value-type="float" office:value="-84.42753" calcext:value-type="float">
            <text:p>-84.42753</text:p>
          </table:table-cell>
        </table:table-row>
        <table:table-row table:style-name="ro1">
          <table:table-cell office:value-type="string" calcext:value-type="string">
            <text:p>danby_town_hall.jpg</text:p>
          </table:table-cell>
          <table:table-cell office:value-type="float" office:value="42.7978" calcext:value-type="float">
            <text:p>42.7978</text:p>
          </table:table-cell>
          <table:table-cell office:value-type="float" office:value="-84.8974" calcext:value-type="float">
            <text:p>-84.8974</text:p>
          </table:table-cell>
        </table:table-row>
        <table:table-row table:style-name="ro1">
          <table:table-cell office:value-type="string" calcext:value-type="string">
            <text:p>ashley_maple_river.jpg</text:p>
          </table:table-cell>
          <table:table-cell office:value-type="float" office:value="43.1562" calcext:value-type="float">
            <text:p>43.1562</text:p>
          </table:table-cell>
          <table:table-cell office:value-type="float" office:value="-84.4675" calcext:value-type="float">
            <text:p>-84.4675</text:p>
          </table:table-cell>
        </table:table-row>
        <table:table-row table:style-name="ro1">
          <table:table-cell office:value-type="string" calcext:value-type="string">
            <text:p>ashley_welcome.jpg</text:p>
          </table:table-cell>
          <table:table-cell office:value-type="float" office:value="43.19016" calcext:value-type="float">
            <text:p>43.19016</text:p>
          </table:table-cell>
          <table:table-cell office:value-type="float" office:value="-84.48269" calcext:value-type="float">
            <text:p>-84.48269</text:p>
          </table:table-cell>
        </table:table-row>
        <table:table-row table:style-name="ro1">
          <table:table-cell office:value-type="string" calcext:value-type="string">
            <text:p>eaton_rapids_island_park.jpg</text:p>
          </table:table-cell>
          <table:table-cell office:value-type="float" office:value="42.51138" calcext:value-type="float">
            <text:p>42.51138</text:p>
          </table:table-cell>
          <table:table-cell office:value-type="float" office:value="-84.65436" calcext:value-type="float">
            <text:p>-84.65436</text:p>
          </table:table-cell>
        </table:table-row>
        <table:table-row table:style-name="ro1">
          <table:table-cell office:value-type="string" calcext:value-type="string">
            <text:p>westphalia_welcome.jpg</text:p>
          </table:table-cell>
          <table:table-cell office:value-type="float" office:value="42.9232" calcext:value-type="float">
            <text:p>42.9232</text:p>
          </table:table-cell>
          <table:table-cell office:value-type="float" office:value="-84.798" calcext:value-type="float">
            <text:p>-84.798</text:p>
          </table:table-cell>
        </table:table-row>
        <table:table-row table:style-name="ro1">
          <table:table-cell office:value-type="string" calcext:value-type="string">
            <text:p>tompkins_historical_society.jpg</text:p>
          </table:table-cell>
          <table:table-cell office:value-type="float" office:value="42.37811" calcext:value-type="float">
            <text:p>42.37811</text:p>
          </table:table-cell>
          <table:table-cell office:value-type="float" office:value="-84.54302" calcext:value-type="float">
            <text:p>-84.54302</text:p>
          </table:table-cell>
        </table:table-row>
        <table:table-row table:style-name="ro1">
          <table:table-cell office:value-type="string" calcext:value-type="string">
            <text:p>rives_junction_historical_society.jpg</text:p>
          </table:table-cell>
          <table:table-cell office:value-type="float" office:value="42.38616" calcext:value-type="float">
            <text:p>42.38616</text:p>
          </table:table-cell>
          <table:table-cell office:value-type="float" office:value="-84.46161" calcext:value-type="float">
            <text:p>-84.46161</text:p>
          </table:table-cell>
        </table:table-row>
        <table:table-row table:style-name="ro1">
          <table:table-cell office:value-type="string" calcext:value-type="string">
            <text:p>pompeii_county_park.jpg</text:p>
          </table:table-cell>
          <table:table-cell office:value-type="float" office:value="43.1891" calcext:value-type="float">
            <text:p>43.1891</text:p>
          </table:table-cell>
          <table:table-cell office:value-type="float" office:value="-84.6006" calcext:value-type="float">
            <text:p>-84.6006</text:p>
          </table:table-cell>
        </table:table-row>
        <table:table-row table:style-name="ro1">
          <table:table-cell office:value-type="string" calcext:value-type="string">
            <text:p>perrinton_downtown.jpg</text:p>
          </table:table-cell>
          <table:table-cell office:value-type="float" office:value="43.182" calcext:value-type="float">
            <text:p>43.182</text:p>
          </table:table-cell>
          <table:table-cell office:value-type="float" office:value="-84.6793" calcext:value-type="float">
            <text:p>-84.6793</text:p>
          </table:table-cell>
        </table:table-row>
        <table:table-row table:style-name="ro1">
          <table:table-cell office:value-type="string" calcext:value-type="string">
            <text:p>onondaga_baldwin_park.jpg</text:p>
          </table:table-cell>
          <table:table-cell office:value-type="float" office:value="42.43781" calcext:value-type="float">
            <text:p>42.43781</text:p>
          </table:table-cell>
          <table:table-cell office:value-type="float" office:value="-84.56003" calcext:value-type="float">
            <text:p>-84.56003</text:p>
          </table:table-cell>
        </table:table-row>
        <table:table-row table:style-name="ro1">
          <table:table-cell office:value-type="string" calcext:value-type="string">
            <text:p>bancroft_boeff_field.jpg</text:p>
          </table:table-cell>
          <table:table-cell office:value-type="float" office:value="42.87375" calcext:value-type="float">
            <text:p>42.87375</text:p>
          </table:table-cell>
          <table:table-cell office:value-type="float" office:value="-84.06306" calcext:value-type="float">
            <text:p>-84.06306</text:p>
          </table:table-cell>
        </table:table-row>
        <table:table-row table:style-name="ro1">
          <table:table-cell office:value-type="string" calcext:value-type="string">
            <text:p>antrim_township.jpg</text:p>
          </table:table-cell>
          <table:table-cell office:value-type="float" office:value="42.82112" calcext:value-type="float">
            <text:p>42.82112</text:p>
          </table:table-cell>
          <table:table-cell office:value-type="float" office:value="-84.07155" calcext:value-type="float">
            <text:p>-84.07155</text:p>
          </table:table-cell>
        </table:table-row>
        <table:table-row table:style-name="ro1">
          <table:table-cell office:value-type="string" calcext:value-type="string">
            <text:p>antrim_glass_river.jpg</text:p>
          </table:table-cell>
          <table:table-cell office:value-type="float" office:value="42.8134" calcext:value-type="float">
            <text:p>42.8134</text:p>
          </table:table-cell>
          <table:table-cell office:value-type="float" office:value="-84.1212" calcext:value-type="float">
            <text:p>-84.1212</text:p>
          </table:table-cell>
        </table:table-row>
        <table:table-row table:style-name="ro1">
          <table:table-cell office:value-type="string" calcext:value-type="string">
            <text:p>aurelius_library.jpg</text:p>
          </table:table-cell>
          <table:table-cell table:style-name="Default" office:value-type="float" office:value="42.527" calcext:value-type="float">
            <text:p>42.527</text:p>
          </table:table-cell>
          <table:table-cell table:style-name="Default" office:value-type="float" office:value="-84.5219" calcext:value-type="float">
            <text:p>-84.5219</text:p>
          </table:table-cell>
        </table:table-row>
        <table:table-row table:style-name="ro1">
          <table:table-cell office:value-type="string" calcext:value-type="string">
            <text:p>deerfield_townhall.jpg</text:p>
          </table:table-cell>
          <table:table-cell office:value-type="float" office:value="42.7336" calcext:value-type="float">
            <text:p>42.7336</text:p>
          </table:table-cell>
          <table:table-cell office:value-type="float" office:value="-83.8622" calcext:value-type="float">
            <text:p>-83.8622</text:p>
          </table:table-cell>
        </table:table-row>
        <table:table-row table:style-name="ro1">
          <table:table-cell office:value-type="string" calcext:value-type="string">
            <text:p>tyrone_church.jpg</text:p>
          </table:table-cell>
          <table:table-cell office:value-type="float" office:value="42.74126" calcext:value-type="float">
            <text:p>42.74126</text:p>
          </table:table-cell>
          <table:table-cell office:value-type="float" office:value="-83.74494" calcext:value-type="float">
            <text:p>-83.74494</text:p>
          </table:table-cell>
        </table:table-row>
        <table:table-row table:style-name="ro1">
          <table:table-cell office:value-type="string" calcext:value-type="string">
            <text:p>clarkston_welcome.jpg</text:p>
          </table:table-cell>
          <table:table-cell office:value-type="float" office:value="42.7287" calcext:value-type="float">
            <text:p>42.7287</text:p>
          </table:table-cell>
          <table:table-cell office:value-type="float" office:value="-83.4281" calcext:value-type="float">
            <text:p>-83.4281</text:p>
          </table:table-cell>
        </table:table-row>
        <table:table-row table:style-name="ro1">
          <table:table-cell office:value-type="string" calcext:value-type="string">
            <text:p>cohoctah_usps.jpg</text:p>
          </table:table-cell>
          <table:table-cell office:value-type="float" office:value="42.7601" calcext:value-type="float">
            <text:p>42.7601</text:p>
          </table:table-cell>
          <table:table-cell office:value-type="float" office:value="-83.9501" calcext:value-type="float">
            <text:p>-83.9501</text:p>
          </table:table-cell>
        </table:table-row>
        <table:table-row table:style-name="ro1">
          <table:table-cell office:value-type="string" calcext:value-type="string">
            <text:p>bedford_market.jpg</text:p>
          </table:table-cell>
          <table:table-cell office:value-type="float" office:value="42.3963" calcext:value-type="float">
            <text:p>42.3963</text:p>
          </table:table-cell>
          <table:table-cell office:value-type="float" office:value="-85.2325" calcext:value-type="float">
            <text:p>-85.2325</text:p>
          </table:table-cell>
        </table:table-row>
        <table:table-row table:style-name="ro1">
          <table:table-cell office:value-type="string" calcext:value-type="string">
            <text:p>bellevue_welcome.jpg</text:p>
          </table:table-cell>
          <table:table-cell office:value-type="float" office:value="42.4465" calcext:value-type="float">
            <text:p>42.4465</text:p>
          </table:table-cell>
          <table:table-cell office:value-type="float" office:value="-85.0097" calcext:value-type="float">
            <text:p>-85.0097</text:p>
          </table:table-cell>
        </table:table-row>
        <table:table-row table:style-name="ro1">
          <table:table-cell office:value-type="string" calcext:value-type="string">
            <text:p>charlotte_oak_park.jpg</text:p>
          </table:table-cell>
          <table:table-cell office:value-type="float" office:value="42.56113" calcext:value-type="float">
            <text:p>42.56113</text:p>
          </table:table-cell>
          <table:table-cell office:value-type="float" office:value="-84.84021" calcext:value-type="float">
            <text:p>-84.84021</text:p>
          </table:table-cell>
        </table:table-row>
        <table:table-row table:style-name="ro1">
          <table:table-cell office:value-type="string" calcext:value-type="string">
            <text:p>dansville_game_area.jpg</text:p>
          </table:table-cell>
          <table:table-cell office:value-type="float" office:value="42.5342" calcext:value-type="float">
            <text:p>42.5342</text:p>
          </table:table-cell>
          <table:table-cell office:value-type="float" office:value="-84.2969" calcext:value-type="float">
            <text:p>-84.2969</text:p>
          </table:table-cell>
        </table:table-row>
        <table:table-row table:style-name="ro1">
          <table:table-cell office:value-type="string" calcext:value-type="string">
            <text:p>eaton_rapids_grand_river.jpg</text:p>
          </table:table-cell>
          <table:table-cell office:value-type="float" office:value="42.48114" calcext:value-type="float">
            <text:p>42.48114</text:p>
          </table:table-cell>
          <table:table-cell office:value-type="float" office:value="-84.58067" calcext:value-type="float">
            <text:p>-84.58067</text:p>
          </table:table-cell>
        </table:table-row>
        <table:table-row table:style-name="ro1">
          <table:table-cell office:value-type="string" calcext:value-type="string">
            <text:p>kalamazoo_amtrak.jpg</text:p>
          </table:table-cell>
          <table:table-cell office:value-type="float" office:value="42.29513" calcext:value-type="float">
            <text:p>42.29513</text:p>
          </table:table-cell>
          <table:table-cell office:value-type="float" office:value="-85.58406" calcext:value-type="float">
            <text:p>-85.58406</text:p>
          </table:table-cell>
        </table:table-row>
        <table:table-row table:style-name="ro1">
          <table:table-cell office:value-type="string" calcext:value-type="string">
            <text:p>kbs_entrance.jpg</text:p>
          </table:table-cell>
          <table:table-cell office:value-type="float" office:value="42.3922" calcext:value-type="float">
            <text:p>42.3922</text:p>
          </table:table-cell>
          <table:table-cell office:value-type="float" office:value="-85.3848" calcext:value-type="float">
            <text:p>-85.3848</text:p>
          </table:table-cell>
        </table:table-row>
        <table:table-row table:style-name="ro1">
          <table:table-cell office:value-type="string" calcext:value-type="string">
            <text:p>laingsburg_peacock.jpg</text:p>
          </table:table-cell>
          <table:table-cell office:value-type="float" office:value="42.8359" calcext:value-type="float">
            <text:p>42.8359</text:p>
          </table:table-cell>
          <table:table-cell office:value-type="float" office:value="-84.3657" calcext:value-type="float">
            <text:p>-84.3657</text:p>
          </table:table-cell>
        </table:table-row>
        <table:table-row table:style-name="ro1">
          <table:table-cell office:value-type="string" calcext:value-type="string">
            <text:p>laingsburg_welcome.jpg</text:p>
          </table:table-cell>
          <table:table-cell office:value-type="float" office:value="42.8841" calcext:value-type="float">
            <text:p>42.8841</text:p>
          </table:table-cell>
          <table:table-cell office:value-type="float" office:value="-84.3496" calcext:value-type="float">
            <text:p>-84.3496</text:p>
          </table:table-cell>
        </table:table-row>
        <table:table-row table:style-name="ro1">
          <table:table-cell office:value-type="string" calcext:value-type="string">
            <text:p>nashville_boat_launch.jpg</text:p>
          </table:table-cell>
          <table:table-cell office:value-type="float" office:value="42.6075" calcext:value-type="float">
            <text:p>42.6075</text:p>
          </table:table-cell>
          <table:table-cell office:value-type="float" office:value="-85.0896" calcext:value-type="float">
            <text:p>-85.0896</text:p>
          </table:table-cell>
        </table:table-row>
        <table:table-row table:style-name="ro1">
          <table:table-cell office:value-type="string" calcext:value-type="string">
            <text:p>richland_welcome.jpg</text:p>
          </table:table-cell>
          <table:table-cell office:value-type="float" office:value="42.3763" calcext:value-type="float">
            <text:p>42.3763</text:p>
          </table:table-cell>
          <table:table-cell office:value-type="float" office:value="-85.446" calcext:value-type="float">
            <text:p>-85.446</text:p>
          </table:table-cell>
        </table:table-row>
        <table:table-row table:style-name="ro1">
          <table:table-cell office:value-type="string" calcext:value-type="string">
            <text:p>springport_memorial.jpg</text:p>
          </table:table-cell>
          <table:table-cell office:value-type="float" office:value="42.37855" calcext:value-type="float">
            <text:p>42.37855</text:p>
          </table:table-cell>
          <table:table-cell office:value-type="float" office:value="-84.69871" calcext:value-type="float">
            <text:p>-84.69871</text:p>
          </table:table-cell>
        </table:table-row>
        <table:table-row table:style-name="ro1">
          <table:table-cell office:value-type="string" calcext:value-type="string">
            <text:p>stockbridge_town_hall.jpg</text:p>
          </table:table-cell>
          <table:table-cell office:value-type="float" office:value="42.45067" calcext:value-type="float">
            <text:p>42.45067</text:p>
          </table:table-cell>
          <table:table-cell office:value-type="float" office:value="-84.17955" calcext:value-type="float">
            <text:p>-84.17955</text:p>
          </table:table-cell>
        </table:table-row>
        <table:table-row table:style-name="ro1">
          <table:table-cell office:value-type="string" calcext:value-type="string">
            <text:p>vermontville_gresham.jpg</text:p>
          </table:table-cell>
          <table:table-cell office:value-type="float" office:value="42.6424" calcext:value-type="float">
            <text:p>42.6424</text:p>
          </table:table-cell>
          <table:table-cell office:value-type="float" office:value="-84.925" calcext:value-type="float">
            <text:p>-84.925</text:p>
          </table:table-cell>
        </table:table-row>
        <table:table-row table:style-name="ro1">
          <table:table-cell office:value-type="string" calcext:value-type="string">
            <text:p>vermontville_welcome.jpg</text:p>
          </table:table-cell>
          <table:table-cell office:value-type="float" office:value="42.6324" calcext:value-type="float">
            <text:p>42.6324</text:p>
          </table:table-cell>
          <table:table-cell office:value-type="float" office:value="-85.0088" calcext:value-type="float">
            <text:p>-85.0088</text:p>
          </table:table-cell>
        </table:table-row>
        <table:table-row table:style-name="ro1">
          <table:table-cell office:value-type="string" calcext:value-type="string">
            <text:p>vernon_shiatown_park.jpg</text:p>
          </table:table-cell>
          <table:table-cell table:style-name="Default" office:value-type="float" office:value="42.93022" calcext:value-type="float">
            <text:p>42.93022</text:p>
          </table:table-cell>
          <table:table-cell table:style-name="Default" office:value-type="float" office:value="-84.07112" calcext:value-type="float">
            <text:p>-84.07112</text:p>
          </table:table-cell>
        </table:table-row>
        <table:table-row table:style-name="ro1">
          <table:table-cell office:value-type="string" calcext:value-type="string">
            <text:p>owosso_curwood_castle.jpg</text:p>
          </table:table-cell>
          <table:table-cell office:value-type="float" office:value="42.9996" calcext:value-type="float">
            <text:p>42.9996</text:p>
          </table:table-cell>
          <table:table-cell office:value-type="float" office:value="-84.1753" calcext:value-type="float">
            <text:p>-84.1753</text:p>
          </table:table-cell>
        </table:table-row>
        <table:table-row table:style-name="ro1">
          <table:table-cell office:value-type="string" calcext:value-type="string">
            <text:p>durand_train_station.jpg</text:p>
          </table:table-cell>
          <table:table-cell office:value-type="float" office:value="42.9093" calcext:value-type="float">
            <text:p>42.9093</text:p>
          </table:table-cell>
          <table:table-cell office:value-type="float" office:value="-83.9825" calcext:value-type="float">
            <text:p>-83.9825</text:p>
          </table:table-cell>
        </table:table-row>
        <table:table-row table:style-name="ro1">
          <table:table-cell office:value-type="string" calcext:value-type="string">
            <text:p>corunna_county_courthouse.jpg</text:p>
          </table:table-cell>
          <table:table-cell office:value-type="float" office:value="42.98255" calcext:value-type="float">
            <text:p>42.98255</text:p>
          </table:table-cell>
          <table:table-cell office:value-type="float" office:value="-84.11687" calcext:value-type="float">
            <text:p>-84.11687</text:p>
          </table:table-cell>
        </table:table-row>
        <table:table-row table:style-name="ro1">
          <table:table-cell office:value-type="string" calcext:value-type="string">
            <text:p>argentine_lobdell_lake.jpg</text:p>
          </table:table-cell>
          <table:table-cell office:value-type="float" office:value="42.78617" calcext:value-type="float">
            <text:p>42.78617</text:p>
          </table:table-cell>
          <table:table-cell office:value-type="float" office:value="-83.84061" calcext:value-type="float">
            <text:p>-83.84061</text:p>
          </table:table-cell>
        </table:table-row>
        <table:table-row table:style-name="ro1">
          <table:table-cell office:value-type="string" calcext:value-type="string">
            <text:p>argentine_shiawasee_river.jpg</text:p>
          </table:table-cell>
          <table:table-cell office:value-type="float" office:value="42.78107" calcext:value-type="float">
            <text:p>42.78107</text:p>
          </table:table-cell>
          <table:table-cell office:value-type="float" office:value="-83.91091" calcext:value-type="float">
            <text:p>-83.91091</text:p>
          </table:table-cell>
        </table:table-row>
        <table:table-row table:style-name="ro1" table:number-rows-repeated="104849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00-00-00</text:date>, <text:time style:data-style-name="N2" text:time-value="16:36:01.969996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00:06:50.080844573</meta:creation-date>
    <dc:date>2021-10-10T16:41:14.357740120</dc:date>
    <meta:editing-duration>PT1H21M53S</meta:editing-duration>
    <meta:editing-cycles>16</meta:editing-cycles>
    <meta:generator>LibreOffice/6.0.7.3$Linux_X86_64 LibreOffice_project/00m0$Build-3</meta:generator>
    <meta:document-statistic meta:table-count="1" meta:cell-count="237" meta:object-count="0"/>
  </office:meta>
</office:document-meta>
</file>